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ort de Hull, 1651. Robinson Crusoé, un aristocrate hautain en rupture avec sa famille, se met en tête de parcourir le monde. Piètre marin, il échoue sur une île déserte à la suite d'un naufrage. Seul rescapé, il va tenter tant bien que mal de survivre et de lutter contre la folie et la solitude, avant d'être rejoint par Vendredi, un indigène qu'il a sauvé d'une mort atroce et dont il prend en main l'éducatio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7T16:39:55.531000000</dc:date>
    <meta:editing-duration>PT16S</meta:editing-duration>
    <meta:editing-cycles>3</meta:editing-cycles>
    <meta:generator>LibreOffice/7.3.7.2$Windows_X86_64 LibreOffice_project/e114eadc50a9ff8d8c8a0567d6da8f454beeb84f</meta:generator>
    <meta:document-statistic meta:table-count="0" meta:image-count="0" meta:object-count="0" meta:page-count="1" meta:paragraph-count="1" meta:word-count="75" meta:character-count="414" meta:non-whitespace-character-count="339"/>
  </office:meta>
</office:document-meta>
</file>